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XFA$1:.XF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XFA$1:.XF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XFA$1:.XF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XFA$1:.XF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XFA$1:.XF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XFA$1:.XF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XFA$1:.XF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XFA$1:.XF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XFA$1:.XF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XFA$1:.XF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XFA$1:.XF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XFA$1:.XF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XFA$1:.XF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6];[Styles.XFA$1:.XF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7];[Styles.XFA$1:.XF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8];[Styles.XFA$1:.XF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9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0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1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2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3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4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5];[Styles.XFA$1:.XF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6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7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8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9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0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1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2];[Styles.XFA$1:.XF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3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4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5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6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7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8];[Styles.XFA$1:.XF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9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0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1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2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3];[Styles.XFA$1:.XF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4];[Styles.XFA$1:.XF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5];[Styles.XFA$1:.XF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6];[Styles.XFA$1:.XF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7];[Styles.XFA$1:.XF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8];[Styles.XFA$1:.XF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9];[Styles.XFA$1:.XF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0];[Styles.XFA$1:.XF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1];[Styles.XFA$1:.XF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2];[Styles.XFA$1:.XF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3];[Styles.XFA$1:.XF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4];[Styles.XFA$1:.XF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5];[Styles.XFA$1:.XF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6];[Styles.XFA$1:.XF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7];[Styles.XFA$1:.XF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8];[Styles.XFA$1:.XF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9];[Styles.XFA$1:.XF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0];[Styles.XFA$1:.XF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1];[Styles.XFA$1:.XF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2];[Styles.XFA$1:.XF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3];[Styles.XFA$1:.XF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4];[Styles.XFA$1:.XF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5];[Styles.XFA$1:.XF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6];[Styles.XFA$1:.XF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7];[Styles.XFA$1:.XF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8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9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0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1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2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3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4];[Styles.XFA$1:.XF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5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6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7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8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9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0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1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2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3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4];[Styles.XFA$1:.XF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5];[Styles.XFA$1:.XF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6];[Styles.XFA$1:.XF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7];[Styles.XFA$1:.XF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8];[Styles.XFA$1:.XF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9];[Styles.XFA$1:.XF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0];[Styles.XFA$1:.XF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1];[Styles.XFA$1:.XF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2];[Styles.XFA$1:.XF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73];[Styles.XFA$1:.XF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4];[Styles.XFA$1:.XF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5];[Styles.XFA$1:.XF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6];[Styles.XFA$1:.XF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7];[Styles.XFA$1:.XF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8];[Styles.XFA$1:.XF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9];[Styles.XFA$1:.XF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0];[Styles.XFA$1:.XF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1];[Styles.XFA$1:.XF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2];[Styles.XFA$1:.XF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3];[Styles.XFA$1:.XF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4];[Styles.XFA$1:.XF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5];[Styles.XFA$1:.XF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6];[Styles.XFA$1:.XF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87];[Styles.XFA$1:.XF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88];[Styles.XFA$1:.XF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9];[Styles.XFA$1:.XF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0];[Styles.XFA$1:.XF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1];[Styles.XFA$1:.XF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2];[Styles.XFA$1:.XF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3];[Styles.XFA$1:.XF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94];[Styles.XFA$1:.XF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5];[Styles.XFA$1:.XF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6];[Styles.XFA$1:.XF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7];[Styles.XFA$1:.XF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8];[Styles.XFA$1:.XF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9];[Styles.XFA$1:.XF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0];[Styles.XFA$1:.XF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1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2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3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4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5];[Styles.XFA$1:.XF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6];[Styles.XFA$1:.XF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7];[Styles.XFA$1:.XF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8];[Styles.XFA$1:.XF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9];[Styles.XFA$1:.XF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0];[Styles.XFA$1:.XF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1];[Styles.XFA$1:.XF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2];[Styles.XFA$1:.XF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2" office:value-type="float" office:value="21.698866666666667">
            <text:p>21.6988667</text:p>
          </table:table-cell>
          <table:table-cell table:style-name="ce32" office:value-type="float" office:value="39.34705277777778">
            <text:p>39.3470528</text:p>
          </table:table-cell>
          <table:table-cell table:style-name="ce27" table:formula="oooc:=VLOOKUP([.F213];[Styles.XFA$1:.XF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4];[Styles.XFA$1:.XF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5];[Styles.XFA$1:.XF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6];[Styles.XFA$1:.XF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7];[Styles.XFA$1:.XF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8];[Styles.XFA$1:.XF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9];[Styles.XFA$1:.XF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20];[Styles.XFA$1:.XF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1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2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3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4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5];[Styles.XFA$1:.XF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6];[Styles.XFA$1:.XF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7];[Styles.XFA$1:.XF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28];[Styles.XFA$1:.XF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29];[Styles.XFA$1:.XF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0];[Styles.XFA$1:.XF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6988667</text:p>
          </table:table-cell>
          <table:table-cell table:style-name="ce32" table:formula="oooc:=[.B5]+[.C5]/60+[.D5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